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 - total phase" table:style-name="ta1">
        <table:shapes>
          <draw:frame draw:z-index="0" draw:style-name="gr1" draw:text-style-name="P1" svg:width="453.51pt" svg:height="255.09pt" svg:x="386.84pt" svg:y="2.83pt">
            <loext:p draw:notify-on-update-of-ranges="'F - total phase'.A1:'F - total phase'.A1 'F - total phase'.B1:'F - total phase'.F1 'F - total phase'.A2:'F - total phase'.A2 'F - total phase'.B2:'F - total phase'.F2 'F - total phase'.A3:'F - total phase'.A3 'F - total phase'.B3:'F - total phase'.F3 'F - total phase'.A4:'F - total phase'.A4 'F - total phase'.B4:'F - total phase'.F4 'F - total phase'.A5:'F - total phase'.A5 'F - total phase'.B5:'F - total phase'.F5 'F - total phase'.A6:'F - total phase'.A6 'F - total phase'.B6:'F - total phase'.F6 'F - total phase'.A7:'F - total phase'.A7 'F - total phase'.B7:'F - total phase'.F7 'F - total phase'.A8:'F - total phase'.A8 'F - total phase'.B8:'F - total phase'.F8 'F - total phase'.A9:'F - total phase'.A9 'F - total phase'.B9:'F - total phase'.F9 'F - total phase'.A10:'F - total phase'.A10 'F - total phase'.B10:'F - total phase'.F10 'F - total phase'.A11:'F - total phase'.A11 'F - total phase'.B11:'F - total phase'.F11 'F - total phase'.A12:'F - total phase'.A12 'F - total phase'.B12:'F - total phase'.F12 'F - total phase'.A13:'F - total phase'.A13 'F - total phase'.B13:'F - total phase'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856848609681" calcext:value-type="float">
            <text:p>0.856848609681</text:p>
          </table:table-cell>
          <table:table-cell office:value-type="float" office:value="0.858024691358" calcext:value-type="float">
            <text:p>0.858024691358</text:p>
          </table:table-cell>
          <table:table-cell office:value-type="float" office:value="0.861538461538" calcext:value-type="float">
            <text:p>0.861538461538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0.85625" calcext:value-type="float">
            <text:p>0.85625</text:p>
          </table:table-cell>
          <table:table-cell office:value-type="float" office:value="0.871165644172" calcext:value-type="float">
            <text:p>0.8711656441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0.871165644172" calcext:value-type="float">
            <text:p>0.871165644172</text:p>
          </table:table-cell>
        </table:table-row>
      </table:table>
      <table:table table:name="Precision - total phase" table:style-name="ta1">
        <table:shapes>
          <draw:frame draw:z-index="0" draw:style-name="gr1" draw:text-style-name="P1" svg:width="453.51pt" svg:height="255.09pt" svg:x="386.84pt" svg:y="2.83pt">
            <loext:p draw:notify-on-update-of-ranges="'Precision - total phase'.A1:'Precision - total phase'.A1 'Precision - total phase'.B1:'Precision - total phase'.F1 'Precision - total phase'.A2:'Precision - total phase'.A2 'Precision - total phase'.B2:'Precision - total phase'.F2 'Precision - total phase'.A3:'Precision - total phase'.A3 'Precision - total phase'.B3:'Precision - total phase'.F3 'Precision - total phase'.A4:'Precision - total phase'.A4 'Precision - total phase'.B4:'Precision - total phase'.F4 'Precision - total phase'.A5:'Precision - total phase'.A5 'Precision - total phase'.B5:'Precision - total phase'.F5 'Precision - total phase'.A6:'Precision - total phase'.A6 'Precision - total phase'.B6:'Precision - total phase'.F6 'Precision - total phase'.A7:'Precision - total phase'.A7 'Precision - total phase'.B7:'Precision - total phase'.F7 'Precision - total phase'.A8:'Precision - total phase'.A8 'Precision - total phase'.B8:'Precision - total phase'.F8 'Precision - total phase'.A9:'Precision - total phase'.A9 'Precision - total phase'.B9:'Precision - total phase'.F9 'Precision - total phase'.A10:'Precision - total phase'.A10 'Precision - total phase'.B10:'Precision - total phase'.F10 'Precision - total phase'.A11:'Precision - total phase'.A11 'Precision - total phase'.B11:'Precision - total phase'.F11 'Precision - total phase'.A12:'Precision - total phase'.A12 'Precision - total phase'.B12:'Precision - total phase'.F12 'Precision - total phase'.A13:'Precision - total phase'.A13 'Precision - total phase'.B13:'Precision - total phase'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784905660377" calcext:value-type="float">
            <text:p>0.784905660377</text:p>
          </table:table-cell>
          <table:table-cell office:value-type="float" office:value="0.78679245283" calcext:value-type="float">
            <text:p>0.78679245283</text:p>
          </table:table-cell>
          <table:table-cell office:value-type="float" office:value="0.788732394366" calcext:value-type="float">
            <text:p>0.788732394366</text:p>
          </table:table-cell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0.782857142857" calcext:value-type="float">
            <text:p>0.782857142857</text:p>
          </table:table-cell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0.816091954023" calcext:value-type="float">
            <text:p>0.8160919540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</table:table>
      <table:table table:name="Recall - total phase" table:style-name="ta1">
        <table:shapes>
          <draw:frame draw:z-index="0" draw:style-name="gr1" draw:text-style-name="P1" svg:width="453.51pt" svg:height="255.09pt" svg:x="386.84pt" svg:y="2.83pt">
            <loext:p draw:notify-on-update-of-ranges="'Recall - total phase'.A1:'Recall - total phase'.A1 'Recall - total phase'.B1:'Recall - total phase'.F1 'Recall - total phase'.A2:'Recall - total phase'.A2 'Recall - total phase'.B2:'Recall - total phase'.F2 'Recall - total phase'.A3:'Recall - total phase'.A3 'Recall - total phase'.B3:'Recall - total phase'.F3 'Recall - total phase'.A4:'Recall - total phase'.A4 'Recall - total phase'.B4:'Recall - total phase'.F4 'Recall - total phase'.A5:'Recall - total phase'.A5 'Recall - total phase'.B5:'Recall - total phase'.F5 'Recall - total phase'.A6:'Recall - total phase'.A6 'Recall - total phase'.B6:'Recall - total phase'.F6 'Recall - total phase'.A7:'Recall - total phase'.A7 'Recall - total phase'.B7:'Recall - total phase'.F7 'Recall - total phase'.A8:'Recall - total phase'.A8 'Recall - total phase'.B8:'Recall - total phase'.F8 'Recall - total phase'.A9:'Recall - total phase'.A9 'Recall - total phase'.B9:'Recall - total phase'.F9 'Recall - total phase'.A10:'Recall - total phase'.A10 'Recall - total phase'.B10:'Recall - total phase'.F10 'Recall - total phase'.A11:'Recall - total phase'.A11 'Recall - total phase'.B11:'Recall - total phase'.F11 'Recall - total phase'.A12:'Recall - total phase'.A12 'Recall - total phase'.B12:'Recall - total phase'.F12 'Recall - total phase'.A13:'Recall - total phase'.A13 'Recall - total phase'.B13:'Recall - total phase'.F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43310657596" calcext:value-type="float">
            <text:p>0.943310657596</text:p>
          </table:table-cell>
          <table:table-cell office:value-type="float" office:value="0.943438914027" calcext:value-type="float">
            <text:p>0.943438914027</text:p>
          </table:table-cell>
          <table:table-cell office:value-type="float" office:value="0.949152542373" calcext:value-type="float">
            <text:p>0.949152542373</text:p>
          </table:table-cell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0.944827586207" calcext:value-type="float">
            <text:p>0.944827586207</text:p>
          </table:table-cell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  <table:table-cell office:value-type="float" office:value="0.934210526316" calcext:value-type="float">
            <text:p>0.9342105263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  <table:table-cell office:value-type="float" office:value="0.934210526316" calcext:value-type="float">
            <text:p>0.934210526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5:30:53.274000000</meta:creation-date>
    <dc:date>2016-09-29T16:08:45.209000000</dc:date>
    <meta:editing-duration>PT17M29S</meta:editing-duration>
    <meta:editing-cycles>4</meta:editing-cycles>
    <meta:generator>LibreOffice/5.2.0.4$Windows_x86 LibreOffice_project/066b007f5ebcc236395c7d282ba488bca6720265</meta:generator>
    <meta:document-statistic meta:table-count="3" meta:cell-count="2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63cm" svg:y="0.316cm" chart:style-name="ch2">
          <text:p>Occupancy Sensing F vs Labeling Period</text:p>
        </chart:title>
        <chart:subtitle svg:x="2.788cm" svg:y="1.302cm" chart:style-name="ch3">
          <text:p>Threshold 100W on Total Smart Meter Data, 1 Week Testing</text:p>
        </chart:subtitle>
        <chart:legend chart:legend-position="end" svg:x="14.469cm" svg:y="1.51cm" style:legend-expansion="high" chart:style-name="ch4"/>
        <chart:plot-area chart:style-name="ch5" table:cell-range-address="'F - total phase'.A1:'F - total phase'.F13" chart:data-source-has-labels="both" svg:x="1.314cm" svg:y="2.155cm" svg:width="12.835cm" svg:height="5.701cm">
          <chartooo:coordinate-region svg:x="2.447cm" svg:y="2.35cm" svg:width="11.702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F - total phase'.B1:'F - total phase'.F1"/>
          </chart:axis>
          <chart:axis chart:dimension="y" chart:name="primary-y" chart:style-name="ch8">
            <chart:title svg:x="0.451cm" svg:y="5.583cm" chart:style-name="ch9">
              <text:p>F value</text:p>
            </chart:title>
            <chart:grid chart:style-name="ch10" chart:class="major"/>
          </chart:axis>
          <chart:series chart:style-name="ch11" chart:values-cell-range-address="'F - total phase'.B2:'F - total phase'.F2" chart:label-cell-address="'F - total phase'.A2:'F - total phase'.A2" chart:class="chart:bar">
            <chart:data-point chart:repeated="5"/>
          </chart:series>
          <chart:series chart:style-name="ch12" chart:values-cell-range-address="'F - total phase'.B3:'F - total phase'.F3" chart:label-cell-address="'F - total phase'.A3:'F - total phase'.A3" chart:class="chart:bar">
            <chart:data-point chart:repeated="5"/>
          </chart:series>
          <chart:series chart:style-name="ch13" chart:values-cell-range-address="'F - total phase'.B4:'F - total phase'.F4" chart:label-cell-address="'F - total phase'.A4:'F - total phase'.A4" chart:class="chart:bar">
            <chart:data-point chart:repeated="5"/>
          </chart:series>
          <chart:series chart:style-name="ch14" chart:values-cell-range-address="'F - total phase'.B5:'F - total phase'.F5" chart:label-cell-address="'F - total phase'.A5:'F - total phase'.A5" chart:class="chart:bar">
            <chart:data-point chart:repeated="5"/>
          </chart:series>
          <chart:series chart:style-name="ch15" chart:values-cell-range-address="'F - total phase'.B6:'F - total phase'.F6" chart:label-cell-address="'F - total phase'.A6:'F - total phase'.A6" chart:class="chart:bar">
            <chart:data-point chart:repeated="5"/>
          </chart:series>
          <chart:series chart:style-name="ch16" chart:values-cell-range-address="'F - total phase'.B7:'F - total phase'.F7" chart:label-cell-address="'F - total phase'.A7:'F - total phase'.A7" chart:class="chart:bar">
            <chart:data-point chart:repeated="5"/>
          </chart:series>
          <chart:series chart:style-name="ch17" chart:values-cell-range-address="'F - total phase'.B8:'F - total phase'.F8" chart:label-cell-address="'F - total phase'.A8:'F - total phase'.A8" chart:class="chart:bar">
            <chart:data-point chart:repeated="5"/>
          </chart:series>
          <chart:series chart:style-name="ch18" chart:values-cell-range-address="'F - total phase'.B9:'F - total phase'.F9" chart:label-cell-address="'F - total phase'.A9:'F - total phase'.A9" chart:class="chart:bar">
            <chart:data-point chart:repeated="5"/>
          </chart:series>
          <chart:series chart:style-name="ch19" chart:values-cell-range-address="'F - total phase'.B10:'F - total phase'.F10" chart:label-cell-address="'F - total phase'.A10:'F - total phase'.A10" chart:class="chart:bar">
            <chart:data-point chart:repeated="5"/>
          </chart:series>
          <chart:series chart:style-name="ch20" chart:values-cell-range-address="'F - total phase'.B11:'F - total phase'.F11" chart:label-cell-address="'F - total phase'.A11:'F - total phase'.A11" chart:class="chart:bar">
            <chart:data-point chart:repeated="5"/>
          </chart:series>
          <chart:series chart:style-name="ch21" chart:values-cell-range-address="'F - total phase'.B12:'F - total phase'.F12" chart:label-cell-address="'F - total phase'.A12:'F - total phase'.A12" chart:class="chart:bar">
            <chart:data-point chart:repeated="5"/>
          </chart:series>
          <chart:series chart:style-name="ch22" chart:values-cell-range-address="'F - total phase'.B13:'F - total phase'.F13" chart:label-cell-address="'F - total phase'.A13:'F - total phase'.A13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F - total phase'.B1:'F - total phase'.F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 - total phase'.A2:'F - total phase'.A2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2:'F - total phase'.F2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2</text:p>
                <draw:g>
                  <svg:desc>'F - total phase'.A3:'F - total phase'.A3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3:'F - total phase'.F3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3</text:p>
                <draw:g>
                  <svg:desc>'F - total phase'.A4:'F - total phase'.A4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4:'F - total phase'.F4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4</text:p>
                <draw:g>
                  <svg:desc>'F - total phase'.A5:'F - total phase'.A5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5:'F - total phase'.F5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5</text:p>
                <draw:g>
                  <svg:desc>'F - total phase'.A6:'F - total phase'.A6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6:'F - total phase'.F6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10</text:p>
                <draw:g>
                  <svg:desc>'F - total phase'.A7:'F - total phase'.A7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7:'F - total phase'.F7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30</text:p>
                <draw:g>
                  <svg:desc>'F - total phase'.A8:'F - total phase'.A8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8:'F - total phase'.F8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60</text:p>
                <draw:g>
                  <svg:desc>'F - total phase'.A9:'F - total phase'.A9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9:'F - total phase'.F9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300</text:p>
                <draw:g>
                  <svg:desc>'F - total phase'.A10:'F - total phase'.A10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10:'F - total phase'.F10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600</text:p>
                <draw:g>
                  <svg:desc>'F - total phase'.A11:'F - total phase'.A11</svg:desc>
                </draw:g>
              </table:table-cell>
              <table:table-cell office:value-type="float" office:value="0.856848609681">
                <text:p>0.856848609681</text:p>
                <draw:g>
                  <svg:desc>'F - total phase'.B11:'F - total phase'.F11</svg:desc>
                </draw:g>
              </table:table-cell>
              <table:table-cell office:value-type="float" office:value="0.858024691358">
                <text:p>0.858024691358</text:p>
              </table:table-cell>
              <table:table-cell office:value-type="float" office:value="0.861538461538">
                <text:p>0.861538461538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900</text:p>
                <draw:g>
                  <svg:desc>'F - total phase'.A12:'F - total phase'.A12</svg:desc>
                </draw:g>
              </table:table-cell>
              <table:table-cell office:value-type="float" office:value="NaN">
                <text:p>NaN</text:p>
                <draw:g>
                  <svg:desc>'F - total phase'.B12:'F - total phase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625">
                <text:p>0.85625</text:p>
              </table:table-cell>
              <table:table-cell office:value-type="float" office:value="0.871165644172">
                <text:p>0.871165644172</text:p>
              </table:table-cell>
            </table:table-row>
            <table:table-row>
              <table:table-cell office:value-type="string">
                <text:p>1800</text:p>
                <draw:g>
                  <svg:desc>'F - total phase'.A13:'F - total phase'.A13</svg:desc>
                </draw:g>
              </table:table-cell>
              <table:table-cell office:value-type="float" office:value="NaN">
                <text:p>NaN</text:p>
                <draw:g>
                  <svg:desc>'F - total phase'.B13:'F - total phase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1165644172">
                <text:p>0.871165644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9cm" svg:y="0.316cm" chart:style-name="ch2">
          <text:p>Occupancy Sensing Precision vs Labeling Period</text:p>
        </chart:title>
        <chart:subtitle svg:x="2.788cm" svg:y="1.302cm" chart:style-name="ch3">
          <text:p>Threshold 100W on Total Smart Meter Data, 1 Week Testing</text:p>
        </chart:subtitle>
        <chart:legend chart:legend-position="end" svg:x="14.469cm" svg:y="1.51cm" style:legend-expansion="high" chart:style-name="ch4"/>
        <chart:plot-area chart:style-name="ch5" table:cell-range-address="'Precision - total phase'.A1:'Precision - total phase'.F13" chart:data-source-has-labels="both" svg:x="1.314cm" svg:y="2.155cm" svg:width="12.835cm" svg:height="5.701cm">
          <chartooo:coordinate-region svg:x="2.253cm" svg:y="2.35cm" svg:width="11.896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Precision - total phase'.B1:'Precision - total phase'.F1"/>
          </chart:axis>
          <chart:axis chart:dimension="y" chart:name="primary-y" chart:style-name="ch8">
            <chart:title svg:x="0.451cm" svg:y="5.715cm" chart:style-name="ch9">
              <text:p>Precision</text:p>
            </chart:title>
            <chart:grid chart:style-name="ch10" chart:class="major"/>
          </chart:axis>
          <chart:series chart:style-name="ch11" chart:values-cell-range-address="'Precision - total phase'.B2:'Precision - total phase'.F2" chart:label-cell-address="'Precision - total phase'.A2:'Precision - total phase'.A2" chart:class="chart:bar">
            <chart:data-point chart:repeated="5"/>
          </chart:series>
          <chart:series chart:style-name="ch12" chart:values-cell-range-address="'Precision - total phase'.B3:'Precision - total phase'.F3" chart:label-cell-address="'Precision - total phase'.A3:'Precision - total phase'.A3" chart:class="chart:bar">
            <chart:data-point chart:repeated="5"/>
          </chart:series>
          <chart:series chart:style-name="ch13" chart:values-cell-range-address="'Precision - total phase'.B4:'Precision - total phase'.F4" chart:label-cell-address="'Precision - total phase'.A4:'Precision - total phase'.A4" chart:class="chart:bar">
            <chart:data-point chart:repeated="5"/>
          </chart:series>
          <chart:series chart:style-name="ch14" chart:values-cell-range-address="'Precision - total phase'.B5:'Precision - total phase'.F5" chart:label-cell-address="'Precision - total phase'.A5:'Precision - total phase'.A5" chart:class="chart:bar">
            <chart:data-point chart:repeated="5"/>
          </chart:series>
          <chart:series chart:style-name="ch15" chart:values-cell-range-address="'Precision - total phase'.B6:'Precision - total phase'.F6" chart:label-cell-address="'Precision - total phase'.A6:'Precision - total phase'.A6" chart:class="chart:bar">
            <chart:data-point chart:repeated="5"/>
          </chart:series>
          <chart:series chart:style-name="ch16" chart:values-cell-range-address="'Precision - total phase'.B7:'Precision - total phase'.F7" chart:label-cell-address="'Precision - total phase'.A7:'Precision - total phase'.A7" chart:class="chart:bar">
            <chart:data-point chart:repeated="5"/>
          </chart:series>
          <chart:series chart:style-name="ch17" chart:values-cell-range-address="'Precision - total phase'.B8:'Precision - total phase'.F8" chart:label-cell-address="'Precision - total phase'.A8:'Precision - total phase'.A8" chart:class="chart:bar">
            <chart:data-point chart:repeated="5"/>
          </chart:series>
          <chart:series chart:style-name="ch18" chart:values-cell-range-address="'Precision - total phase'.B9:'Precision - total phase'.F9" chart:label-cell-address="'Precision - total phase'.A9:'Precision - total phase'.A9" chart:class="chart:bar">
            <chart:data-point chart:repeated="5"/>
          </chart:series>
          <chart:series chart:style-name="ch19" chart:values-cell-range-address="'Precision - total phase'.B10:'Precision - total phase'.F10" chart:label-cell-address="'Precision - total phase'.A10:'Precision - total phase'.A10" chart:class="chart:bar">
            <chart:data-point chart:repeated="5"/>
          </chart:series>
          <chart:series chart:style-name="ch20" chart:values-cell-range-address="'Precision - total phase'.B11:'Precision - total phase'.F11" chart:label-cell-address="'Precision - total phase'.A11:'Precision - total phase'.A11" chart:class="chart:bar">
            <chart:data-point chart:repeated="5"/>
          </chart:series>
          <chart:series chart:style-name="ch21" chart:values-cell-range-address="'Precision - total phase'.B12:'Precision - total phase'.F12" chart:label-cell-address="'Precision - total phase'.A12:'Precision - total phase'.A12" chart:class="chart:bar">
            <chart:data-point chart:repeated="5"/>
          </chart:series>
          <chart:series chart:style-name="ch22" chart:values-cell-range-address="'Precision - total phase'.B13:'Precision - total phase'.F13" chart:label-cell-address="'Precision - total phase'.A13:'Precision - total phase'.A13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Precision - total phase'.B1:'Precision - total phase'.F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Precision - total phase'.A2:'Precision - total phase'.A2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2:'Precision - total phase'.F2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2</text:p>
                <draw:g>
                  <svg:desc>'Precision - total phase'.A3:'Precision - total phase'.A3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3:'Precision - total phase'.F3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3</text:p>
                <draw:g>
                  <svg:desc>'Precision - total phase'.A4:'Precision - total phase'.A4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4:'Precision - total phase'.F4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4</text:p>
                <draw:g>
                  <svg:desc>'Precision - total phase'.A5:'Precision - total phase'.A5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5:'Precision - total phase'.F5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5</text:p>
                <draw:g>
                  <svg:desc>'Precision - total phase'.A6:'Precision - total phase'.A6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6:'Precision - total phase'.F6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10</text:p>
                <draw:g>
                  <svg:desc>'Precision - total phase'.A7:'Precision - total phase'.A7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7:'Precision - total phase'.F7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30</text:p>
                <draw:g>
                  <svg:desc>'Precision - total phase'.A8:'Precision - total phase'.A8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8:'Precision - total phase'.F8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60</text:p>
                <draw:g>
                  <svg:desc>'Precision - total phase'.A9:'Precision - total phase'.A9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9:'Precision - total phase'.F9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300</text:p>
                <draw:g>
                  <svg:desc>'Precision - total phase'.A10:'Precision - total phase'.A10</svg:desc>
                </draw:g>
              </table:table-cell>
              <table:table-cell office:value-type="float" office:value="0.784905660377">
                <text:p>0.784905660377</text:p>
                <draw:g>
                  <svg:desc>'Precision - total phase'.B10:'Precision - total phase'.F10</svg:desc>
                </draw:g>
              </table:table-cell>
              <table:table-cell office:value-type="float" office:value="0.78679245283">
                <text:p>0.78679245283</text:p>
              </table:table-cell>
              <table:table-cell office:value-type="float" office:value="0.788732394366">
                <text:p>0.788732394366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600</text:p>
                <draw:g>
                  <svg:desc>'Precision - total phase'.A11:'Precision - total phase'.A11</svg:desc>
                </draw:g>
              </table:table-cell>
              <table:table-cell office:value-type="float" office:value="NaN">
                <text:p>NaN</text:p>
                <draw:g>
                  <svg:desc>'Precision - total phase'.B11:'Precision - total phase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2857142857">
                <text:p>0.782857142857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900</text:p>
                <draw:g>
                  <svg:desc>'Precision - total phase'.A12:'Precision - total phase'.A12</svg:desc>
                </draw:g>
              </table:table-cell>
              <table:table-cell office:value-type="float" office:value="NaN">
                <text:p>NaN</text:p>
                <draw:g>
                  <svg:desc>'Precision - total phase'.B12:'Precision - total phase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6091954023">
                <text:p>0.816091954023</text:p>
              </table:table-cell>
            </table:table-row>
            <table:table-row>
              <table:table-cell office:value-type="string">
                <text:p>1800</text:p>
                <draw:g>
                  <svg:desc>'Precision - total phase'.A13:'Precision - total phase'.A13</svg:desc>
                </draw:g>
              </table:table-cell>
              <table:table-cell office:value-type="float" office:value="NaN">
                <text:p>NaN</text:p>
                <draw:g>
                  <svg:desc>'Precision - total phase'.B13:'Precision - total phase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69cm" svg:y="0.316cm" chart:style-name="ch2">
          <text:p>Occupancy Sensing Recall vs Labeling Period</text:p>
        </chart:title>
        <chart:subtitle svg:x="2.788cm" svg:y="1.302cm" chart:style-name="ch3">
          <text:p>Threshold 100W on Total Smart Meter Data, 1 Week Testing</text:p>
        </chart:subtitle>
        <chart:legend chart:legend-position="end" svg:x="14.469cm" svg:y="1.51cm" style:legend-expansion="high" chart:style-name="ch4"/>
        <chart:plot-area chart:style-name="ch5" table:cell-range-address="'Recall - total phase'.A1:'Recall - total phase'.F13" chart:data-source-has-labels="both" svg:x="1.314cm" svg:y="2.155cm" svg:width="12.835cm" svg:height="5.701cm">
          <chartooo:coordinate-region svg:x="2.447cm" svg:y="2.35cm" svg:width="11.702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Recall - total phase'.B1:'Recall - total phase'.F1"/>
          </chart:axis>
          <chart:axis chart:dimension="y" chart:name="primary-y" chart:style-name="ch8">
            <chart:title svg:x="0.451cm" svg:y="5.503cm" chart:style-name="ch9">
              <text:p>Recall</text:p>
            </chart:title>
            <chart:grid chart:style-name="ch10" chart:class="major"/>
          </chart:axis>
          <chart:series chart:style-name="ch11" chart:values-cell-range-address="'Recall - total phase'.B2:'Recall - total phase'.F2" chart:label-cell-address="'Recall - total phase'.A2:'Recall - total phase'.A2" chart:class="chart:bar">
            <chart:data-point chart:repeated="5"/>
          </chart:series>
          <chart:series chart:style-name="ch12" chart:values-cell-range-address="'Recall - total phase'.B3:'Recall - total phase'.F3" chart:label-cell-address="'Recall - total phase'.A3:'Recall - total phase'.A3" chart:class="chart:bar">
            <chart:data-point chart:repeated="5"/>
          </chart:series>
          <chart:series chart:style-name="ch13" chart:values-cell-range-address="'Recall - total phase'.B4:'Recall - total phase'.F4" chart:label-cell-address="'Recall - total phase'.A4:'Recall - total phase'.A4" chart:class="chart:bar">
            <chart:data-point chart:repeated="5"/>
          </chart:series>
          <chart:series chart:style-name="ch14" chart:values-cell-range-address="'Recall - total phase'.B5:'Recall - total phase'.F5" chart:label-cell-address="'Recall - total phase'.A5:'Recall - total phase'.A5" chart:class="chart:bar">
            <chart:data-point chart:repeated="5"/>
          </chart:series>
          <chart:series chart:style-name="ch15" chart:values-cell-range-address="'Recall - total phase'.B6:'Recall - total phase'.F6" chart:label-cell-address="'Recall - total phase'.A6:'Recall - total phase'.A6" chart:class="chart:bar">
            <chart:data-point chart:repeated="5"/>
          </chart:series>
          <chart:series chart:style-name="ch16" chart:values-cell-range-address="'Recall - total phase'.B7:'Recall - total phase'.F7" chart:label-cell-address="'Recall - total phase'.A7:'Recall - total phase'.A7" chart:class="chart:bar">
            <chart:data-point chart:repeated="5"/>
          </chart:series>
          <chart:series chart:style-name="ch17" chart:values-cell-range-address="'Recall - total phase'.B8:'Recall - total phase'.F8" chart:label-cell-address="'Recall - total phase'.A8:'Recall - total phase'.A8" chart:class="chart:bar">
            <chart:data-point chart:repeated="5"/>
          </chart:series>
          <chart:series chart:style-name="ch18" chart:values-cell-range-address="'Recall - total phase'.B9:'Recall - total phase'.F9" chart:label-cell-address="'Recall - total phase'.A9:'Recall - total phase'.A9" chart:class="chart:bar">
            <chart:data-point chart:repeated="5"/>
          </chart:series>
          <chart:series chart:style-name="ch19" chart:values-cell-range-address="'Recall - total phase'.B10:'Recall - total phase'.F10" chart:label-cell-address="'Recall - total phase'.A10:'Recall - total phase'.A10" chart:class="chart:bar">
            <chart:data-point chart:repeated="5"/>
          </chart:series>
          <chart:series chart:style-name="ch20" chart:values-cell-range-address="'Recall - total phase'.B11:'Recall - total phase'.F11" chart:label-cell-address="'Recall - total phase'.A11:'Recall - total phase'.A11" chart:class="chart:bar">
            <chart:data-point chart:repeated="5"/>
          </chart:series>
          <chart:series chart:style-name="ch21" chart:values-cell-range-address="'Recall - total phase'.B12:'Recall - total phase'.F12" chart:label-cell-address="'Recall - total phase'.A12:'Recall - total phase'.A12" chart:class="chart:bar">
            <chart:data-point chart:repeated="5"/>
          </chart:series>
          <chart:series chart:style-name="ch22" chart:values-cell-range-address="'Recall - total phase'.B13:'Recall - total phase'.F13" chart:label-cell-address="'Recall - total phase'.A13:'Recall - total phase'.A13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Recall - total phase'.B1:'Recall - total phase'.F1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Recall - total phase'.A2:'Recall - total phase'.A2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2:'Recall - total phase'.F2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2</text:p>
                <draw:g>
                  <svg:desc>'Recall - total phase'.A3:'Recall - total phase'.A3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3:'Recall - total phase'.F3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3</text:p>
                <draw:g>
                  <svg:desc>'Recall - total phase'.A4:'Recall - total phase'.A4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4:'Recall - total phase'.F4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4</text:p>
                <draw:g>
                  <svg:desc>'Recall - total phase'.A5:'Recall - total phase'.A5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5:'Recall - total phase'.F5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5</text:p>
                <draw:g>
                  <svg:desc>'Recall - total phase'.A6:'Recall - total phase'.A6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6:'Recall - total phase'.F6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10</text:p>
                <draw:g>
                  <svg:desc>'Recall - total phase'.A7:'Recall - total phase'.A7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7:'Recall - total phase'.F7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30</text:p>
                <draw:g>
                  <svg:desc>'Recall - total phase'.A8:'Recall - total phase'.A8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8:'Recall - total phase'.F8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60</text:p>
                <draw:g>
                  <svg:desc>'Recall - total phase'.A9:'Recall - total phase'.A9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9:'Recall - total phase'.F9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300</text:p>
                <draw:g>
                  <svg:desc>'Recall - total phase'.A10:'Recall - total phase'.A10</svg:desc>
                </draw:g>
              </table:table-cell>
              <table:table-cell office:value-type="float" office:value="0.943310657596">
                <text:p>0.943310657596</text:p>
                <draw:g>
                  <svg:desc>'Recall - total phase'.B10:'Recall - total phase'.F10</svg:desc>
                </draw:g>
              </table:table-cell>
              <table:table-cell office:value-type="float" office:value="0.943438914027">
                <text:p>0.943438914027</text:p>
              </table:table-cell>
              <table:table-cell office:value-type="float" office:value="0.949152542373">
                <text:p>0.949152542373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600</text:p>
                <draw:g>
                  <svg:desc>'Recall - total phase'.A11:'Recall - total phase'.A11</svg:desc>
                </draw:g>
              </table:table-cell>
              <table:table-cell office:value-type="float" office:value="NaN">
                <text:p>NaN</text:p>
                <draw:g>
                  <svg:desc>'Recall - total phase'.B11:'Recall - total phase'.F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4827586207">
                <text:p>0.944827586207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900</text:p>
                <draw:g>
                  <svg:desc>'Recall - total phase'.A12:'Recall - total phase'.A12</svg:desc>
                </draw:g>
              </table:table-cell>
              <table:table-cell office:value-type="float" office:value="NaN">
                <text:p>NaN</text:p>
                <draw:g>
                  <svg:desc>'Recall - total phase'.B12:'Recall - total phase'.F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210526316">
                <text:p>0.934210526316</text:p>
              </table:table-cell>
            </table:table-row>
            <table:table-row>
              <table:table-cell office:value-type="string">
                <text:p>1800</text:p>
                <draw:g>
                  <svg:desc>'Recall - total phase'.A13:'Recall - total phase'.A13</svg:desc>
                </draw:g>
              </table:table-cell>
              <table:table-cell office:value-type="float" office:value="NaN">
                <text:p>NaN</text:p>
                <draw:g>
                  <svg:desc>'Recall - total phase'.B13:'Recall - total phase'.F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4210526316">
                <text:p>0.934210526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